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'Courier New', monospace"/>
    <style:font-face style:name="Tahoma1" svg:font-family="Tahoma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1.3999996185303pt" fo:font-weight="normal" officeooo:rsid="0018e766" officeooo:paragraph-rsid="0018e766" style:font-size-asian="10pt" style:language-asian="zh" style:country-asian="CN" style:font-weight-asian="normal" style:font-size-complex="11.3999996185303pt" style:font-weight-complex="normal"/>
    </style:style>
    <style:style style:name="P2" style:family="paragraph" style:parent-style-name="Standard">
      <style:text-properties fo:font-size="11.3999996185303pt" fo:font-weight="normal" officeooo:rsid="001b4ebe" officeooo:paragraph-rsid="001b4ebe" style:font-size-asian="10pt" style:language-asian="zh" style:country-asian="CN" style:font-weight-asian="normal" style:font-size-complex="11.3999996185303pt" style:font-weight-complex="normal"/>
    </style:style>
    <style:style style:name="P3" style:family="paragraph" style:parent-style-name="Standard">
      <style:text-properties fo:font-size="11.3999996185303pt" fo:font-weight="normal" officeooo:rsid="001b96fe" officeooo:paragraph-rsid="001b96fe" style:font-size-asian="10pt" style:language-asian="zh" style:country-asian="CN" style:font-weight-asian="normal" style:font-size-complex="11.3999996185303pt" style:font-weight-complex="normal"/>
    </style:style>
    <style:style style:name="P4" style:family="paragraph" style:parent-style-name="Standard">
      <style:text-properties fo:font-size="11.3999996185303pt" fo:font-weight="bold" officeooo:rsid="001b96fe" officeooo:paragraph-rsid="001b96fe" style:font-size-asian="10pt" style:language-asian="zh" style:country-asian="CN" style:font-weight-asian="bold" style:font-size-complex="11.3999996185303pt" style:font-weight-complex="bold"/>
    </style:style>
    <style:style style:name="P5" style:family="paragraph" style:parent-style-name="Standard">
      <style:text-properties fo:font-size="15pt" fo:font-weight="bold" officeooo:rsid="001d23c6" officeooo:paragraph-rsid="001d23c6" style:font-size-asian="15pt" style:language-asian="zh" style:country-asian="CN" style:font-weight-asian="bold" style:font-size-complex="15pt" style:font-weight-complex="bold"/>
    </style:style>
    <style:style style:name="P6" style:family="paragraph" style:parent-style-name="Standard">
      <style:text-properties fo:font-size="15pt" fo:font-weight="normal" officeooo:rsid="00159d4d" officeooo:paragraph-rsid="00159d4d" style:font-size-asian="15pt" style:language-asian="zh" style:country-asian="CN" style:font-weight-asian="normal" style:font-size-complex="15pt" style:font-weight-complex="normal"/>
    </style:style>
    <style:style style:name="P7" style:family="paragraph" style:parent-style-name="Standard">
      <style:text-properties fo:font-size="15pt" fo:font-weight="normal" officeooo:rsid="00178740" officeooo:paragraph-rsid="00178740" style:font-size-asian="15pt" style:language-asian="zh" style:country-asian="CN" style:font-weight-asian="normal" style:font-size-complex="15pt" style:font-weight-complex="normal"/>
    </style:style>
    <style:style style:name="P8" style:family="paragraph" style:parent-style-name="Standard">
      <style:text-properties fo:font-size="15pt" fo:font-weight="normal" officeooo:rsid="0018e766" officeooo:paragraph-rsid="0018e766" style:font-size-asian="15pt" style:language-asian="zh" style:country-asian="CN" style:font-weight-asian="normal" style:font-size-complex="15pt" style:font-weight-complex="normal"/>
    </style:style>
    <style:style style:name="P9" style:family="paragraph" style:parent-style-name="Standard">
      <style:text-properties fo:font-size="15pt" fo:font-weight="normal" officeooo:rsid="001b4ebe" officeooo:paragraph-rsid="001b4ebe" style:font-size-asian="15pt" style:language-asian="zh" style:country-asian="CN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normal" officeooo:rsid="001d23c6" officeooo:paragraph-rsid="001d23c6" style:font-size-asian="15pt" style:language-asian="zh" style:country-asian="CN" style:font-weight-asian="normal" style:font-size-complex="15pt" style:font-weight-complex="normal"/>
    </style:style>
    <style:style style:name="P11" style:family="paragraph" style:parent-style-name="Standard">
      <style:text-properties fo:font-size="15pt" fo:font-weight="normal" officeooo:rsid="001e3258" officeooo:paragraph-rsid="001e3258" style:font-size-asian="15pt" style:language-asian="zh" style:country-asian="CN" style:font-weight-asian="normal" style:font-size-complex="15pt" style:font-weight-complex="normal"/>
    </style:style>
    <style:style style:name="P12" style:family="paragraph" style:parent-style-name="Standard">
      <style:paragraph-properties>
        <style:tab-stops>
          <style:tab-stop style:position="7.091cm"/>
        </style:tab-stops>
      </style:paragraph-properties>
      <style:text-properties fo:font-size="15pt" fo:font-weight="bold" officeooo:rsid="00159d4d" officeooo:paragraph-rsid="00159d4d" style:font-size-asian="15pt" style:language-asian="zh" style:country-asian="CN" style:font-weight-asian="bold" style:font-size-complex="15pt" style:font-weight-complex="bold"/>
    </style:style>
    <style:style style:name="P13" style:family="paragraph" style:parent-style-name="Preformatted_20_Text">
      <style:paragraph-properties>
        <style:tab-stops>
          <style:tab-stop style:position="7.091cm"/>
        </style:tab-stops>
      </style:paragraph-properties>
      <style:text-properties fo:font-size="16pt" fo:font-weight="bold" officeooo:rsid="00159d4d" officeooo:paragraph-rsid="00159d4d" style:font-size-asian="16pt" style:language-asian="zh" style:country-asian="CN" style:font-weight-asian="normal" style:font-size-complex="16pt" style:font-weight-complex="bold"/>
    </style:style>
    <style:style style:name="T1" style:family="text">
      <style:text-properties fo:color="#ff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7d8e" style:font-weight-asian="bold" style:font-weight-complex="bold"/>
    </style:style>
    <style:style style:name="T4" style:family="text">
      <style:text-properties officeooo:rsid="001a7d8e"/>
    </style:style>
    <style:style style:name="T5" style:family="text">
      <style:text-properties officeooo:rsid="001b96fe"/>
    </style:style>
    <style:style style:name="T6" style:family="text">
      <style:text-properties officeooo:rsid="001e3258"/>
    </style:style>
    <style:style style:name="T7" style:family="text">
      <style:text-properties fo:font-variant="normal" fo:text-transform="none" fo:color="#333333" fo:letter-spacing="normal" style:font-name-asian="Courier" style:font-style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接口</text:p>
      <text:p text:style-name="P13"><text:span text:style-name="T7">类可以实现多个接口，接口可以继承（或扩展）多个接口</text:span></text:p>
      <text:p text:style-name="P6">什么是接口；当一个抽象类，如果抽象类中的所有方法都是抽象的，那么我们就可以把它定义为一个接口，<text:span text:style-name="T1">接口是对行为的抽象</text:span>，类是对属性和行为的抽象。</text:p>
      <text:p text:style-name="P6">语法：</text:p>
      <text:p text:style-name="P6"><text:span text:style-name="T2">interface</text:span>接口名{</text:p>
      <text:p text:style-name="P6"><text:s text:c="9"/>方法定的定义：</text:p>
      <text:p text:style-name="P6">}</text:p>
      <text:p text:style-name="P7">实现接口的语法：</text:p>
      <text:p text:style-name="P7">class 类名<text:span text:style-name="T2"> implement</text:span><text:span text:style-name="T3">s</text:span> 接口名，接口名，可以是多个{</text:p>
      <text:p text:style-name="P7"><text:s text:c="5"/>实现每个接口的方法</text:p>
      <text:p text:style-name="P7"><text:s text:c="4"/>实现接口的类必须要实现接口中的所有的方法</text:p>
      <text:p text:style-name="P7">}</text:p>
      <text:p text:style-name="P8">接口的特征：</text:p>
      <text:p text:style-name="P8">1，接口中的方法的定义不需要abstract来修饰，默认就是抽象的</text:p>
      <text:p text:style-name="P8">3，接口中的方法不能和private，static和final共存；</text:p>
      <text:p text:style-name="P8">4，在接口中可以定义属性，可以通过接口的实例来访问，还可以通过接口名来访问，接口中的属性不能修改，我们接口中的属性都是默认final static的，通常在接口中来定义属性把它作为常量，<text:span text:style-name="T4">常量的名字规法是单词大写</text:span></text:p>
      <text:p text:style-name="P9">5，<text:span text:style-name="T5">接口可以继承接口，参考下面具体案例2。</text:span></text:p>
      <text:p text:style-name="P5">接口和抽象类的区别：</text:p>
      <text:p text:style-name="P10">1，接口的所有方法都是抽象的，抽象类里面的方法可以是抽象的也可以不是抽象的。</text:p>
      <text:p text:style-name="P10">2，接口和抽象类都不能<text:tab/>实例化，接口需要类来实现后实例化实现类，抽象类需要类来继承然后实现实例化子类。</text:p>
      <text:p text:style-name="P10">3，抽象类只能单继承，接口也可以<text:span text:style-name="T6">单（jdk1,7可以多继承）继承接口，接口还可以多实现。</text:span></text:p>
      <text:p text:style-name="P11">4，接口中的属性是static final类型的，抽象类的属性跟普通类中的属性没有区别。</text:p>
      <text:p text:style-name="P11">5，接口中的方法默认就是抽象的不需要加abstract，抽象类中的抽象方法需要加abstract关键字；</text:p>
      <text:p text:style-name="P11"/>
      <text:p text:style-name="P9"/>
      <text:p text:style-name="P8"/>
      <text:p text:style-name="P8"/>
      <text:p text:style-name="P8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2">具体案例<text:span text:style-name="T5">1</text:span>：</text:p>
      <text:p text:style-name="P2">//接口不可以被直接实例化</text:p>
      <text:p text:style-name="P2">interface ManWort</text:p>
      <text:p text:style-name="P2">{//在接口中每一个方法的定义都是抽象的，可以省略abstract</text:p>
      <text:p text:style-name="P2"><text:tab/>public void eat();</text:p>
      <text:p text:style-name="P2"><text:tab/> </text:p>
      <text:p text:style-name="P2"><text:tab/>public void sleep();</text:p>
      <text:p text:style-name="P2"><text:tab/>//在接口中定义的都是常量</text:p>
      <text:p text:style-name="P2"><text:tab/>float PI=3.14f;</text:p>
      <text:p text:style-name="P2">}</text:p>
      <text:p text:style-name="P2">class Teacher implements ManWort</text:p>
      <text:p text:style-name="P2">{</text:p>
      <text:p text:style-name="P2"><text:tab/>public void eat(){</text:p>
      <text:p text:style-name="P2"><text:tab/><text:tab/>System.out.println("正在吃鸡腿");</text:p>
      <text:p text:style-name="P2"><text:tab/>}</text:p>
      <text:p text:style-name="P2"><text:tab/>public void sleep(){</text:p>
      <text:p text:style-name="P2"><text:tab/><text:tab/>System.out.println("正在睡觉");</text:p>
      <text:p text:style-name="P2"><text:tab/>}</text:p>
      <text:p text:style-name="P2">}</text:p>
      <text:p text:style-name="P2">class InterDemo</text:p>
      <text:p text:style-name="P2">{</text:p>
      <text:p text:style-name="P2"><text:tab/>public static void main(String[] args){</text:p>
      <text:p text:style-name="P2"><text:tab/><text:tab/>Teacher t=new Teacher();</text:p>
      <text:p text:style-name="P2"><text:tab/><text:tab/>t.eat();</text:p>
      <text:p text:style-name="P2"><text:tab/><text:tab/>t.sleep();</text:p>
      <text:p text:style-name="P2"><text:tab/><text:tab/>//使用子类的对象可以调用接口中的常量</text:p>
      <text:p text:style-name="P2"><text:tab/><text:tab/>System.out.println(t.PI);</text:p>
      <text:p text:style-name="P2"><text:tab/><text:tab/>//使用接口名来调用常量</text:p>
      <text:p text:style-name="P2"><text:tab/><text:tab/>System.out.println(ManWort.PI);</text:p>
      <text:p text:style-name="P2"><text:tab/>}</text:p>
      <text:p text:style-name="P2">}</text:p>
      <text:p text:style-name="P3">具体案例2：</text:p>
      <text:p text:style-name="P3">interface A</text:p>
      <text:p text:style-name="P3">{</text:p>
      <text:p text:style-name="P3"><text:tab/>public void eat();</text:p>
      <text:p text:style-name="P3">}</text:p>
      <text:p text:style-name="P3">interface B</text:p>
      <text:p text:style-name="P3">{</text:p>
      <text:p text:style-name="P3"><text:tab/>public void sleep();</text:p>
      <text:p text:style-name="P3"/>
      <text:p text:style-name="P3">}//接口可以继承，</text:p>
      <text:p text:style-name="P3">interface C extends A</text:p>
      <text:p text:style-name="P3">{</text:p>
      <text:p text:style-name="P3"><text:tab/>public void run();</text:p>
      <text:p text:style-name="P3">}//接口可以多继承和多级继承</text:p>
      <text:p text:style-name="P3">//j<text:span text:style-name="T2">dk1,7中的接口可以多继承和多级继承和多实现</text:span></text:p>
      <text:p text:style-name="P4">//jdk1,6以下接口是不能多继承的</text:p>
      <text:p text:style-name="P3">interface D extends C</text:p>
      <text:p text:style-name="P3">{</text:p>
      <text:p text:style-name="P3"><text:soft-page-break/>}</text:p>
      <text:p text:style-name="P3">class Man implements D</text:p>
      <text:p text:style-name="P3">{</text:p>
      <text:p text:style-name="P3"><text:tab/><text:tab/>public void eat(){</text:p>
      <text:p text:style-name="P3"><text:tab/><text:tab/>System.out.println("正在吃肯德基");</text:p>
      <text:p text:style-name="P3"><text:tab/>}</text:p>
      <text:p text:style-name="P3"><text:tab/>public void run(){</text:p>
      <text:p text:style-name="P3"><text:tab/><text:tab/>System.out.println("正在跑步");</text:p>
      <text:p text:style-name="P3"><text:tab/>}</text:p>
      <text:p text:style-name="P3">}</text:p>
      <text:p text:style-name="P3">class AbDemo </text:p>
      <text:p text:style-name="P3">{</text:p>
      <text:p text:style-name="P3"><text:tab/>public static void main(String[] args){</text:p>
      <text:p text:style-name="P3"><text:tab/><text:tab/>Man t=new Man();</text:p>
      <text:p text:style-name="P3"><text:tab/><text:tab/>t.eat();</text:p>
      <text:p text:style-name="P3"><text:tab/><text:tab/>t.run();</text:p>
      <text:p text:style-name="P3"><text:tab/>}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, 'Courier New', monospace"/>
    <style:font-face style:name="Tahoma1" svg:font-family="Tahoma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新宋体" fo:font-family="新宋体" style:font-family-generic="modern" style:font-pitch="fixed" fo:font-size="10pt" style:font-name-asian="新宋体" style:font-family-asian="新宋体" style:font-family-generic-asian="modern" style:font-pitch-asian="fixed" style:font-size-asian="10pt" style:font-name-complex="新宋体" style:font-family-complex="新宋体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6M54S</meta:editing-duration>
    <meta:editing-cycles>7</meta:editing-cycles>
    <meta:generator>LibreOffice/5.3.0.3$Windows_X86_64 LibreOffice_project/7074905676c47b82bbcfbea1aeefc84afe1c50e1</meta:generator>
    <dc:date>2018-07-16T21:13:17.859000000</dc:date>
    <meta:document-statistic meta:table-count="0" meta:image-count="0" meta:object-count="0" meta:page-count="3" meta:paragraph-count="89" meta:word-count="810" meta:character-count="1556" meta:non-whitespace-character-count="1433"/>
    <meta:user-defined meta:name="Info 1"/>
    <meta:user-defined meta:name="Info 2"/>
    <meta:user-defined meta:name="Info 3"/>
    <meta:user-defined meta:name="Info 4"/>
  </office:meta>
</office:document-meta>
</file>